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14.947cm"/>
    </style:style>
    <style:style style:name="ro1" style:family="table-row">
      <style:table-row-properties style:row-height="0.453cm" fo:break-before="auto" style:use-optimal-row-height="true"/>
    </style:style>
    <style:style style:name="ro2" style:family="table-row">
      <style:table-row-properties style:row-height="0.654cm" fo:break-before="auto" style:use-optimal-row-height="true"/>
    </style:style>
    <style:style style:name="ro3" style:family="table-row">
      <style:table-row-properties style:row-height="0.739cm" fo:break-before="auto" style:use-optimal-row-height="true"/>
    </style:style>
    <style:style style:name="ro4" style:family="table-row">
      <style:table-row-properties style:row-height="1.032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1.4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fo:padding="0.136cm" style:vertical-align="middle"/>
      <style:text-properties style:use-window-font-color="true" style:text-outline="false" style:text-line-through-styl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background-color="#dddddd" style:text-align-source="value-type" style:repeat-content="false" fo:wrap-option="wrap" fo:border-left="0.002cm solid #000000" fo:padding="0.136cm" fo:border-right="0.002cm solid #000000" fo:border-top="0.002cm solid #000000" style:vertical-align="middle"/>
      <style:paragraph-properties fo:margin-left="0cm"/>
      <style:text-properties style:use-window-font-color="true" style:text-outline="false" style:text-line-through-style="none" style:font-name="Arial" fo:font-size="9pt" fo:language="en" fo:country="GB"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none" style:text-align-source="value-type" style:repeat-content="false" fo:wrap-option="wrap" fo:border-left="0.002cm solid #000000" fo:padding="0.136cm" fo:border-right="0.002cm solid #000000" fo:border-top="none" style:vertical-align="middle"/>
      <style:text-properties style:text-outline="false" style:text-line-through-style="none" style:font-name="Arial" fo:font-size="9pt"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style:text-align-source="value-type" style:repeat-content="false" fo:wrap-option="wrap" fo:border-left="0.002cm solid #000000" fo:padding="0.136cm" fo:border-right="0.002cm solid #000000" fo:border-top="none" style:vertical-align="middle"/>
      <style:text-properties style:use-window-font-color="true" style:text-outline="false" style:text-line-through-style="none" style:font-name="Arial" fo:font-size="9pt"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dddddd" style:text-align-source="value-type" style:repeat-content="false" fo:wrap-option="wrap" fo:border-left="0.002cm solid #000000" fo:padding="0.136cm" fo:border-right="none" fo:border-top="0.002cm solid #000000" style:vertical-align="middle"/>
      <style:paragraph-properties fo:margin-left="0cm"/>
      <style:text-properties style:use-window-font-color="true" style:text-outline="false" style:text-line-through-style="none" style:font-name="Arial" fo:font-size="9pt" fo:language="en" fo:country="GB"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none" style:text-align-source="value-type" style:repeat-content="false" fo:wrap-option="wrap" fo:border-left="0.002cm solid #000000" fo:padding="0.136cm" fo:border-right="none" fo:border-top="none" style:vertical-align="middle"/>
      <style:text-properties style:text-outline="false" style:text-line-through-style="none" style:font-name="Arial" fo:font-size="9pt"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value-type" style:repeat-content="false" fo:wrap-option="wrap" fo:border-left="0.002cm solid #000000" fo:padding="0.136cm" fo:border-right="none" fo:border-top="none" style:vertical-align="middle"/>
      <style:text-properties style:use-window-font-color="true" style:text-outline="false" style:text-line-through-style="none" style:font-name="Arial" fo:font-size="9pt"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value-type" style:repeat-content="false" fo:wrap-option="wrap" fo:border-left="0.002cm solid #000000" fo:padding="0.136cm" fo:border-right="none" fo:border-top="none" style:vertical-align="middle"/>
      <style:text-properties style:use-window-font-color="true" style:text-outline="false" style:text-line-through-style="none" style:font-name="Arial" fo:font-size="9pt" fo:language="en" fo:country="GB"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fo:padding="0.136cm" style:vertical-align="middle"/>
      <style:text-properties fo:font-size="9pt" fo:font-weight="bold" style:font-size-asian="9pt" style:font-weight-asian="bold" style:font-size-complex="9pt" style:font-weight-complex="bold"/>
    </style:style>
    <style:style style:name="ce10" style:family="table-cell" style:parent-style-name="Default">
      <style:table-cell-properties style:text-align-source="value-type" style:repeat-content="false" fo:wrap-option="wrap" fo:padding="0.136cm" style:vertical-align="middle"/>
      <style:text-properties fo:font-size="9pt" style:font-size-asian="9pt" style:font-size-complex="9pt"/>
    </style:style>
    <style:style style:name="ce11" style:family="table-cell" style:parent-style-name="Default">
      <style:table-cell-properties fo:border-bottom="0.002cm solid #000000" style:text-align-source="value-type" style:repeat-content="false" fo:wrap-option="wrap" fo:border-left="0.002cm solid #000000" fo:padding="0.136cm" fo:border-right="none" fo:border-top="none" style:vertical-align="middle"/>
      <style:text-properties fo:font-size="9pt" style:font-size-asian="9pt" style:font-size-complex="9pt"/>
    </style:style>
    <style:style style:name="ce12" style:family="table-cell" style:parent-style-name="Default">
      <style:table-cell-properties style:text-align-source="value-type" style:repeat-content="false" fo:wrap-option="wrap" fo:border="0.002cm solid #000000" fo:padding="0.136cm" style:vertical-align="middle"/>
      <style:paragraph-properties fo:margin-left="0cm"/>
      <style:text-properties fo:font-size="10pt" fo:font-weight="bold" style:font-size-asian="10pt" style:font-weight-asian="bold" style:font-size-complex="10pt" style:font-weight-complex="bold"/>
    </style:style>
    <style:style style:name="ce13" style:family="table-cell" style:parent-style-name="Default">
      <style:table-cell-properties fo:border-bottom="none" fo:background-color="#dddddd" style:text-align-source="value-type" style:repeat-content="false" fo:wrap-option="wrap" fo:border-left="0.002cm solid #000000" fo:padding="0.136cm" fo:border-right="0.002cm solid #000000" fo:border-top="0.002cm solid #000000" style:vertical-align="middle"/>
      <style:paragraph-properties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none" style:text-align-source="value-type" style:repeat-content="false" fo:wrap-option="wrap" fo:border-left="0.002cm solid #000000" fo:padding="0.136cm" fo:border-right="0.002cm solid #000000" fo:border-top="none" style:vertical-align="middl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fo:background-color="#dddddd" style:text-align-source="value-type" style:repeat-content="false" fo:wrap-option="wrap" fo:border-left="0.002cm solid #000000" fo:padding="0.136cm" fo:border-right="0.002cm solid #000000" fo:border-top="none" style:vertical-align="middl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value-type" style:repeat-content="false" fo:wrap-option="wrap" fo:border-left="0.002cm solid #000000" fo:padding="0.136cm" fo:border-right="0.002cm solid #000000" fo:border-top="none" style:vertical-align="middle"/>
      <style:paragraph-properties fo:margin-left="0cm"/>
      <style:text-properties fo:font-size="10pt" style:font-size-asian="10pt" style:font-size-complex="10pt"/>
    </style:style>
    <style:style style:name="ce17" style:family="table-cell" style:parent-style-name="Default">
      <style:table-cell-properties fo:border-bottom="none" fo:background-color="#ffffff" style:text-align-source="value-type" style:repeat-content="false" fo:wrap-option="wrap" fo:border-left="0.002cm solid #000000" fo:padding="0.136cm" fo:border-right="0.002cm solid #000000" fo:border-top="none" style:vertical-align="middle"/>
      <style:paragraph-properties fo:margin-left="0cm"/>
      <style:text-properties fo:font-size="10pt" style:font-size-asian="10pt" style:font-size-complex="10pt"/>
    </style:style>
    <style:style style:name="ce18" style:family="table-cell" style:parent-style-name="Default">
      <style:table-cell-properties fo:border-bottom="none" fo:background-color="#dddddd" style:text-align-source="value-type" style:repeat-content="false" fo:wrap-option="wrap" fo:border-left="0.002cm solid #000000" fo:padding="0.136cm" fo:border-right="0.002cm solid #000000" fo:border-top="none" style:vertical-align="middle"/>
    </style:style>
    <style:style style:name="ce19" style:family="table-cell" style:parent-style-name="Default">
      <style:table-cell-properties fo:border-bottom="none" fo:background-color="#dddddd" style:text-align-source="value-type" style:repeat-content="false" fo:wrap-option="wrap" fo:border-left="0.002cm solid #000000" fo:padding="0.136cm" fo:border-right="0.002cm solid #000000" fo:border-top="none" style:vertical-align="middle"/>
      <style:paragraph-properties fo:margin-left="0cm"/>
      <style:text-properties fo:font-size="10pt" style:font-size-asian="10pt" style:font-size-complex="10pt"/>
    </style:style>
    <style:style style:name="ce20" style:family="table-cell" style:parent-style-name="Default">
      <style:table-cell-properties fo:border-bottom="none" style:text-align-source="value-type" style:repeat-content="false" fo:wrap-option="wrap" fo:border-left="0.002cm solid #000000" fo:padding="0.136cm" fo:border-right="0.002cm solid #000000" fo:border-top="none" style:vertical-align="middle"/>
    </style:style>
    <style:style style:name="ce21" style:family="table-cell" style:parent-style-name="Default">
      <style:table-cell-properties fo:border-bottom="none" fo:background-color="#dddddd" style:text-align-source="value-type" style:repeat-content="false" fo:wrap-option="wrap" fo:border-left="0.002cm solid #000000" fo:padding="0.136cm" fo:border-right="0.002cm solid #000000" fo:border-top="0.002cm solid #000000" style:vertical-align="middle"/>
    </style:style>
    <style:style style:name="ce22" style:family="table-cell" style:parent-style-name="Default">
      <style:table-cell-properties fo:border-bottom="0.002cm solid #000000" style:text-align-source="value-type" style:repeat-content="false" fo:wrap-option="wrap" fo:border-left="0.002cm solid #000000" fo:padding="0.136cm" fo:border-right="0.002cm solid #000000" fo:border-top="none" style:vertical-align="middle"/>
    </style:style>
    <style:style style:name="ce23" style:family="table-cell" style:parent-style-name="Default">
      <style:table-cell-properties style:text-align-source="value-type" style:repeat-content="false" fo:wrap-option="wrap" fo:padding="0.136cm" style:vertical-align="middle"/>
    </style:style>
    <style:style style:name="ce24" style:family="table-cell" style:parent-style-name="Default">
      <style:table-cell-properties fo:border-bottom="none" fo:background-color="#dddddd" style:text-align-source="value-type" style:repeat-content="false" fo:wrap-option="wrap" fo:border-left="none" fo:padding="0.136cm" fo:border-right="none" fo:border-top="0.002cm solid #000000" style:vertical-align="middle"/>
      <style:paragraph-properties fo:margin-left="0cm"/>
      <style:text-properties fo:font-size="12pt" fo:font-weight="bold" style:font-size-asian="12pt" style:font-weight-asian="bold" style:font-size-complex="12pt" style:font-weight-complex="bold"/>
    </style:style>
    <style:style style:name="ce25" style:family="table-cell" style:parent-style-name="Default">
      <style:table-cell-properties fo:border-bottom="none" style:text-align-source="value-type" style:repeat-content="false" fo:wrap-option="wrap" fo:border-left="0.002cm solid #000000" fo:padding="0.136cm" fo:border-right="none" fo:border-top="none" style:vertical-align="middl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wrap" fo:padding="0.136cm" style:vertical-align="middle"/>
      <style:paragraph-properties fo:margin-left="0cm"/>
      <style:text-properties fo:font-size="10pt" style:font-size-asian="10pt" style:font-size-complex="10pt"/>
    </style:style>
    <style:style style:name="ce27" style:family="table-cell" style:parent-style-name="Default">
      <style:table-cell-properties fo:background-color="#dddddd" style:text-align-source="value-type" style:repeat-content="false" fo:wrap-option="wrap" fo:padding="0.136cm" style:vertical-align="middle"/>
    </style:style>
    <style:style style:name="ce28" style:family="table-cell" style:parent-style-name="Default">
      <style:table-cell-properties fo:background-color="#dddddd" style:text-align-source="value-type" style:repeat-content="false" fo:wrap-option="wrap" fo:padding="0.136cm" style:vertical-align="middle"/>
      <style:paragraph-properties fo:margin-left="0cm"/>
      <style:text-properties fo:font-size="10pt" style:font-size-asian="10pt" style:font-size-complex="10pt"/>
    </style:style>
    <style:style style:name="ce29" style:family="table-cell" style:parent-style-name="Default">
      <style:table-cell-properties fo:border-bottom="none" style:text-align-source="value-type" style:repeat-content="false" fo:wrap-option="wrap" fo:border-left="0.002cm solid #000000" fo:padding="0.136cm" fo:border-right="none" fo:border-top="none" style:vertical-align="middle"/>
    </style:style>
    <style:style style:name="ce30" style:family="table-cell" style:parent-style-name="Default">
      <style:table-cell-properties fo:border-bottom="none" fo:background-color="#dddddd" style:text-align-source="value-type" style:repeat-content="false" fo:wrap-option="wrap" fo:border-left="none" fo:padding="0.136cm" fo:border-right="none" fo:border-top="0.002cm solid #000000" style:vertical-align="middle"/>
    </style:style>
    <style:style style:name="ce31" style:family="table-cell" style:parent-style-name="Default">
      <style:table-cell-properties fo:border-bottom="0.002cm solid #000000" style:text-align-source="value-type" style:repeat-content="false" fo:wrap-option="wrap" fo:border-left="none" fo:padding="0.136cm" fo:border-right="none" fo:border-top="none" style:vertical-align="middle"/>
    </style:style>
    <style:style style:name="ce32" style:family="table-cell" style:parent-style-name="Default">
      <style:table-cell-properties fo:border-bottom="none" fo:background-color="#dddddd" style:text-align-source="value-type" style:repeat-content="false" fo:wrap-option="wrap" fo:border-left="none" fo:padding="0.136cm" fo:border-right="0.002cm solid #000000" fo:border-top="0.002cm solid #000000" style:vertical-align="middle"/>
      <style:paragraph-properties fo:margin-left="0cm"/>
      <style:text-properties fo:font-size="12pt" fo:font-weight="bold" style:font-size-asian="12pt" style:font-weight-asian="bold" style:font-size-complex="12pt" style:font-weight-complex="bold"/>
    </style:style>
    <style:style style:name="ce33" style:family="table-cell" style:parent-style-name="Default">
      <style:table-cell-properties fo:border-bottom="none" style:text-align-source="value-type" style:repeat-content="false" fo:wrap-option="wrap" fo:border-left="none" fo:padding="0.136cm" fo:border-right="0.002cm solid #000000" fo:border-top="none" style:vertical-align="middle"/>
      <style:paragraph-properties fo:margin-left="0cm"/>
      <style:text-properties fo:font-size="10pt" style:font-size-asian="10pt" style:font-size-complex="10pt"/>
    </style:style>
    <style:style style:name="ce34" style:family="table-cell" style:parent-style-name="Default">
      <style:table-cell-properties fo:border-bottom="none" style:text-align-source="value-type" style:repeat-content="false" fo:wrap-option="wrap" fo:border-left="none" fo:padding="0.136cm" fo:border-right="0.002cm solid #000000" fo:border-top="none" style:vertical-align="middle"/>
    </style:style>
    <style:style style:name="ce35" style:family="table-cell" style:parent-style-name="Default">
      <style:table-cell-properties fo:border-bottom="none" fo:background-color="#dddddd" style:text-align-source="value-type" style:repeat-content="false" fo:wrap-option="wrap" fo:border-left="none" fo:padding="0.136cm" fo:border-right="0.002cm solid #000000" fo:border-top="none" style:vertical-align="middle"/>
      <style:paragraph-properties fo:margin-left="0cm"/>
      <style:text-properties fo:font-size="10pt" style:font-size-asian="10pt" style:font-size-complex="10pt"/>
    </style:style>
    <style:style style:name="ce36" style:family="table-cell" style:parent-style-name="Default">
      <style:table-cell-properties fo:border-bottom="none" fo:background-color="#dddddd" style:text-align-source="value-type" style:repeat-content="false" fo:wrap-option="wrap" fo:border-left="none" fo:padding="0.136cm" fo:border-right="0.002cm solid #000000" fo:border-top="0.002cm solid #000000" style:vertical-align="middle"/>
    </style:style>
    <style:style style:name="ce37" style:family="table-cell" style:parent-style-name="Default">
      <style:table-cell-properties fo:border-bottom="0.002cm solid #000000" style:text-align-source="value-type" style:repeat-content="false" fo:wrap-option="wrap" fo:border-left="none" fo:padding="0.136cm" fo:border-right="0.002cm solid #000000" fo:border-top="none" style:vertical-align="middle"/>
    </style:style>
    <style:style style:name="T1" style:family="text">
      <style:text-properties fo:font-weight="bold" style:font-weight-asian="bold" style:font-weight-complex="bold"/>
    </style:style>
    <style:style style:name="T2" style:family="text">
      <style:text-properties fo:font-size="10pt" fo:language="en" fo:country="GB"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office:automatic-styles>
  <office:body>
    <office:spreadsheet>
      <table:table table:name="Sheet1" table:style-name="ta1" table:print="false">
        <table:table-column table:style-name="co3" table:default-cell-style-name="ce10"/>
        <table:table-column table:style-name="co2" table:number-columns-repeated="1023" table:default-cell-style-name="ce23"/>
        <table:table-row table:style-name="ro2">
          <table:table-cell table:style-name="ce1"/>
          <table:table-cell table:style-name="ce12" office:value-type="string">
            <text:p>Extra small</text:p>
          </table:table-cell>
          <table:table-cell table:style-name="ce12" office:value-type="string">
            <text:p>Small</text:p>
          </table:table-cell>
          <table:table-cell table:style-name="ce12" office:value-type="string">
            <text:p>Medium</text:p>
          </table:table-cell>
          <table:table-cell table:style-name="ce12" office:value-type="string">
            <text:p>Large</text:p>
          </table:table-cell>
          <table:table-cell table:number-columns-repeated="1019"/>
        </table:table-row>
        <table:table-row table:style-name="ro3">
          <table:table-cell table:style-name="ce2" office:value-type="string">
            <text:p>Intro Page – Month selection</text:p>
          </table:table-cell>
          <table:table-cell table:style-name="ce13"/>
          <table:table-cell table:style-name="ce24"/>
          <table:table-cell table:style-name="ce13"/>
          <table:table-cell table:style-name="ce32"/>
          <table:table-cell table:number-columns-repeated="1019"/>
        </table:table-row>
        <table:table-row table:style-name="ro2">
          <table:table-cell table:style-name="ce3" office:value-type="string">
            <text:p>Displays properly in all screen sizes?</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3" office:value-type="string">
            <text:p>“Choose by Budget” redirects to the “Enter budget” scree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3" office:value-type="string">
            <text:p>“Choose by Weather” redirects to the “Enter temperature” scree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3" office:value-type="string">
            <text:p><text:span text:style-name="T1">Social-Links: </text:span>Hover over links work?</text:p>
          </table:table-cell>
          <table:table-cell table:style-name="ce15"/>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3" office:value-type="string">
            <text:p><text:span text:style-name="T1">Social-Links:</text:span> Do they open in a new window and redirect the the right pages?</text:p>
          </table:table-cell>
          <table:table-cell table:style-name="ce15"/>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3" office:value-type="string">
            <text:p><text:span text:style-name="T1">Link to data sources:</text:span> Do they open in a new window and redirect the the right pages?</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4" office:value-type="string">
            <text:p><text:span text:style-name="T2">FontAwesome:</text:span><text:span text:style-name="T3"> Are the icons correct?</text:span></text:p>
          </table:table-cell>
          <table:table-cell table:style-name="ce15"/>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3">
          <table:table-cell table:style-name="ce5" office:value-type="string">
            <text:p>Choose Weather screen</text:p>
          </table:table-cell>
          <table:table-cell table:style-name="ce13"/>
          <table:table-cell table:style-name="ce24"/>
          <table:table-cell table:style-name="ce13"/>
          <table:table-cell table:style-name="ce32"/>
          <table:table-cell table:number-columns-repeated="1019"/>
        </table:table-row>
        <table:table-row table:style-name="ro2">
          <table:table-cell table:style-name="ce6" office:value-type="string">
            <text:p>Displays properly in all screen sizes?</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number-columns-repeated="1019"/>
        </table:table-row>
        <table:table-row table:style-name="ro2">
          <table:table-cell table:style-name="ce7" office:value-type="string">
            <text:p><text:span text:style-name="T1">Logo:</text:span> When clicking the logo are you re-directed to the intro scree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3" office:value-type="string">
            <text:p><text:span text:style-name="T1">Social-Links: </text:span>Hover over links work?</text:p>
          </table:table-cell>
          <table:table-cell table:style-name="ce15"/>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3" office:value-type="string">
            <text:p><text:span text:style-name="T1">Social-Links:</text:span> Do they open in a new window and redirect the the right pages?</text:p>
          </table:table-cell>
          <table:table-cell table:style-name="ce15"/>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7" office:value-type="string">
            <text:p><text:span text:style-name="T1">Input box:</text:span> Only lets you type a number?</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4">
          <table:table-cell table:style-name="ce8" office:value-type="string">
            <text:p><text:span text:style-name="T1">Input boxes: </text:span><text:span text:style-name="T4">If the input boxes are left empty and the button is clicked do you see the error screen with the message “Please enter maximum and/or minimum temperatures”?</text:spa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5">
          <table:table-cell table:style-name="ce9" office:value-type="string">
            <text:p><text:span text:style-name="T1">Input boxes: </text:span><text:s/><text:span text:style-name="T4">If the value entered in the min. temperature is bigger that the minimum temperatures in the data do you see the error screen with the message “We're sorry but we couldn't find cities for the selected temperatures”? (i.e. enter 40 and you will always see the error message)</text:spa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5">
          <table:table-cell table:style-name="ce9" office:value-type="string">
            <text:p><text:span text:style-name="T1">Input boxes: </text:span><text:s/><text:span text:style-name="T4">If the value entered in the max. temperature is lower that the maximum temperatures in the data do you see the error screen with the message “We're sorry but we couldn't find cities for the selected temperatures”? (i.e. enter -10 and you will always see the error message)</text:spa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6">
          <table:table-cell table:style-name="ce9" office:value-type="string">
            <text:p><text:span text:style-name="T1">Input boxes: </text:span><text:s/><text:span text:style-name="T4">If the value entered in the min. temperature is higher that the value entered in the max. temperature do you see the error screen with the message “The minimum temperature can't be higher that the maximum temperature”?</text:spa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3">
          <table:table-cell table:style-name="ce5" office:value-type="string">
            <text:p>Choose Budget screen</text:p>
          </table:table-cell>
          <table:table-cell table:style-name="ce13"/>
          <table:table-cell table:style-name="ce24"/>
          <table:table-cell table:style-name="ce13"/>
          <table:table-cell table:style-name="ce32"/>
          <table:table-cell table:number-columns-repeated="1019"/>
        </table:table-row>
        <table:table-row table:style-name="ro2">
          <table:table-cell table:style-name="ce6" office:value-type="string">
            <text:p>Displays properly in all screen sizes?</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7" office:value-type="string">
            <text:p><text:span text:style-name="T1">Logo:</text:span> When clicking the logo are you re-directed to the intro screen?</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3" office:value-type="string">
            <text:p><text:span text:style-name="T1">Social-Links: </text:span>Hover over links work?</text:p>
          </table:table-cell>
          <table:table-cell table:style-name="ce15"/>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3" office:value-type="string">
            <text:p><text:span text:style-name="T1">Social-Links:</text:span> Do they open in a new window and redirect the the right pages?</text:p>
          </table:table-cell>
          <table:table-cell table:style-name="ce15"/>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2">
          <table:table-cell table:style-name="ce7" office:value-type="string">
            <text:p><text:span text:style-name="T1">Input boxes:</text:span> Only lets you type a number?</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4">
          <table:table-cell table:style-name="ce8" office:value-type="string">
            <text:p><text:span text:style-name="T1">Input boxes: </text:span>Do you see the <text:span text:style-name="T4">error screen with the message “You need to enter a value”</text:span> if the input is left blank?</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6">
          <table:table-cell table:style-name="ce8" office:value-type="string">
            <text:p><text:span text:style-name="T1">Input box:</text:span> Do you see the <text:span text:style-name="T4">error screen with the message “We're sorry but we couldn't find any city in Europe for that daily budget”</text:span> if the input value is lower than the minimum budget in the data (25€)?</text:p>
          </table:table-cell>
          <table:table-cell table:style-name="ce14" office:value-type="string">
            <text:p>Y</text:p>
          </table:table-cell>
          <table:table-cell table:style-name="ce25" office:value-type="string">
            <text:p>Y</text:p>
          </table:table-cell>
          <table:table-cell table:number-columns-repeated="2" table:style-name="ce14" office:value-type="string">
            <text:p>Y</text:p>
          </table:table-cell>
          <table:table-cell table:style-name="ce25" table:number-columns-repeated="1019"/>
        </table:table-row>
        <table:table-row table:style-name="ro3">
          <table:table-cell table:style-name="ce5" office:value-type="string">
            <text:p>Dashboard screen – General</text:p>
          </table:table-cell>
          <table:table-cell table:style-name="ce13"/>
          <table:table-cell table:style-name="ce24"/>
          <table:table-cell table:style-name="ce13"/>
          <table:table-cell table:style-name="ce32"/>
          <table:table-cell table:number-columns-repeated="1019"/>
        </table:table-row>
        <table:table-row table:style-name="ro2">
          <table:table-cell table:style-name="ce6" office:value-type="string">
            <text:p>Displays properly in all screen sizes?</text:p>
          </table:table-cell>
          <table:table-cell table:style-name="ce16"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table:style-name="ce7" office:value-type="string">
            <text:p><text:span text:style-name="T1">Logo:</text:span> When clicking the logo are you re-directed to the intro screen?</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table:style-name="ce6" office:value-type="string">
            <text:p><text:span text:style-name="T1">Social-Links:</text:span> Do they open in a new window and redirect you the the right pages?</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table:style-name="ce8" office:value-type="string">
            <text:p><text:span text:style-name="T1">Hamburger button:</text:span> Does it appear when reducing the size of the screen to xs?</text:p>
          </table:table-cell>
          <table:table-cell table:style-name="ce17" office:value-type="string">
            <text:p>Y</text:p>
          </table:table-cell>
          <table:table-cell table:style-name="ce27"/>
          <table:table-cell table:style-name="ce18"/>
          <table:table-cell table:style-name="ce27"/>
          <table:table-cell table:number-columns-repeated="1019"/>
        </table:table-row>
        <table:table-row table:style-name="ro2">
          <table:table-cell table:style-name="ce8" office:value-type="string">
            <text:p><text:span text:style-name="T1">Hamburger button:</text:span> Does it disappear again when incrementing the size of the screen?</text:p>
          </table:table-cell>
          <table:table-cell table:style-name="ce18"/>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text:span text:style-name="T1">Side bar and Social-Link:</text:span> Do they disappear when reducing the size of the screen to xs?</text:p>
          </table:table-cell>
          <table:table-cell table:style-name="ce17" office:value-type="string">
            <text:p>Y</text:p>
          </table:table-cell>
          <table:table-cell table:style-name="ce27"/>
          <table:table-cell table:style-name="ce18"/>
          <table:table-cell table:style-name="ce27"/>
          <table:table-cell table:number-columns-repeated="1019"/>
        </table:table-row>
        <table:table-row table:style-name="ro2">
          <table:table-cell office:value-type="string">
            <text:p><text:span text:style-name="T1">Side bar and Social-Link:</text:span> Do they appear again when incrementing the size of the screen?</text:p>
          </table:table-cell>
          <table:table-cell table:style-name="ce18"/>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Side bar - Dashboard screen (Desktop)</text:p>
          </table:table-cell>
          <table:table-cell table:style-name="ce13"/>
          <table:table-cell table:style-name="ce24"/>
          <table:table-cell table:style-name="ce13"/>
          <table:table-cell table:style-name="ce32"/>
          <table:table-cell table:number-columns-repeated="1019"/>
        </table:table-row>
        <table:table-row table:style-name="ro2">
          <table:table-cell table:style-name="ce7" office:value-type="string">
            <text:p><text:span text:style-name="T2">Hover:</text:span><text:span text:style-name="T3"> Is the hover effect transition working in fa-icons?</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text:span text:style-name="T1">Change Month:</text:span> When clicked does it re-direct to the intro scree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table:style-name="ce9" office:value-type="string">
            <text:p>Change Budget: <text:span text:style-name="T4">When clicked does it display the input box and button?</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4">
          <table:table-cell table:style-name="ce9" office:value-type="string">
            <text:p>Change Budget: <text:span text:style-name="T4">If the input box is left empty and the button is clicked do you see the error screen with the message “You need to enter a value”?</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4">
          <table:table-cell table:style-name="ce9" office:value-type="string">
            <text:p>Change Budget: <text:span text:style-name="T4">If the value entered in the input box is lower than 25, Do you see the error screen with the message “We're sorry but we couldn't find any city in Europe for that daily budget”?</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table:style-name="ce9" office:value-type="string">
            <text:p>Change Temperature: <text:span text:style-name="T4">When clicked does it display the input boxes and button?</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4">
          <table:table-cell table:style-name="ce9" office:value-type="string">
            <text:p>Change Temperature: <text:span text:style-name="T4">If the input boxes are left empty and the button is clicked do you see the error screen with the message “Please enter maximum and/or minimum temperatures”?</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5">
          <table:table-cell table:style-name="ce9" office:value-type="string">
            <text:p>Change Temperature: <text:span text:style-name="T4">If the value entered in the min. temperature is bigger that the minimum temperatures in the data do you see the error screen with the message “We're sorry but we couldn't find cities for the selected temperatures”? (i.e. enter 40 and you will always see the error message)</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5">
          <table:table-cell table:style-name="ce9" office:value-type="string">
            <text:p>Change Temperature: <text:span text:style-name="T4">If the value entered in the max. temperature is lower that the maximum temperatures in the data do you see the error screen with the message “We're sorry but we couldn't find cities for the selected temperatures”? (i.e. enter -10 and you will always see the error message)</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6">
          <table:table-cell table:style-name="ce9" office:value-type="string">
            <text:p>Change Temperature: <text:span text:style-name="T4">If the value entered in the min. temperature is higher that the value entered in the max. temperature do you see the error screen with the message “The minimum temperature can't be higher that the maximum temperature”?</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text:span text:style-name="T1">Contact Us!</text:span>: If clicked..does it show the modal box asking for name, email and informatio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text:span text:style-name="T1">Contact Us!</text:span>: Does the modal requires you to fill every field?</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text:span text:style-name="T1">Contact Us!</text:span>: Does the modal check that the email address is in the right format</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4">
          <table:table-cell table:style-name="ce9" office:value-type="string">
            <text:p>Contact Us!: <text:span text:style-name="T4">When the the form has been filled and submitted do you see the “success” screen saying “Email successfully sent”</text:span></text:p>
          </table:table-cell>
          <table:table-cell table:style-name="ce19"/>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3">
          <table:table-cell table:style-name="ce5" office:value-type="string">
            <text:p>Hamburger button - Dashboard screen (xs screens) </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text:span text:style-name="T1">Change Month:</text:span> When clicked does it re-direct to the intro screen?</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Change Month:</text:span> When clicked does it hide the hamburger button and drop-down menu?</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table:style-name="ce9" office:value-type="string">
            <text:p>Change Budget: <text:span text:style-name="T4">When clicked does re-direct to the “Enter budget” screen?</text:span></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table:style-name="ce9" office:value-type="string">
            <text:p>Change Temperature: <text:span text:style-name="T4">When clicked does re-direct to the “Enter temperature” screen?</text:span></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Contact Us!</text:span>: If clicked does it show the modal box asking for name, email and information?</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Contact Us!</text:span>: Does the modal requires you to fill every field?</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Contact Us!</text:span>: Does the modal check that the email address is in the right format</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4">
          <table:table-cell table:style-name="ce9" office:value-type="string">
            <text:p>Contact Us!: <text:span text:style-name="T4">When the the form has been filled and submitted do you see the “success” screen saying “Email successfully sent”</text:span></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Follow Us!!</text:span>: If clicked does it open the drop-down menu with Facebook, Twitter and LinkedIn?</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Facebook: </text:span>Does it redirect to Facebook in new window?</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Twitter: </text:span>Does it redirect to Twitter in new window?</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2">
          <table:table-cell office:value-type="string">
            <text:p><text:span text:style-name="T1">LinkedIn: </text:span>Does it redirect to LinkedIn in new window?</text:p>
          </table:table-cell>
          <table:table-cell table:style-name="ce17" office:value-type="string">
            <text:p>Y</text:p>
          </table:table-cell>
          <table:table-cell table:style-name="ce28"/>
          <table:table-cell table:style-name="ce19"/>
          <table:table-cell table:style-name="ce35"/>
          <table:table-cell table:number-columns-repeated="1019"/>
        </table:table-row>
        <table:table-row table:style-name="ro3">
          <table:table-cell table:style-name="ce5" office:value-type="string">
            <text:p>Other</text:p>
          </table:table-cell>
          <table:table-cell table:style-name="ce13"/>
          <table:table-cell table:style-name="ce24"/>
          <table:table-cell table:style-name="ce13"/>
          <table:table-cell table:style-name="ce32"/>
          <table:table-cell table:number-columns-repeated="1019"/>
        </table:table-row>
        <table:table-row table:style-name="ro4">
          <table:table-cell office:value-type="string">
            <text:p>When the data is not loaded properly Do you see a error screen with the following message? “Error retrieving the data” (tested by updating the data file name)</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3">
          <table:table-cell table:style-name="ce5" office:value-type="string">
            <text:p>Dashboard – Weather Charts</text:p>
          </table:table-cell>
          <table:table-cell table:style-name="ce13"/>
          <table:table-cell table:style-name="ce24"/>
          <table:table-cell table:style-name="ce13"/>
          <table:table-cell table:style-name="ce32"/>
          <table:table-cell table:number-columns-repeated="1019"/>
        </table:table-row>
        <table:table-row table:style-name="ro4">
          <table:table-cell office:value-type="string">
            <text:p>Selecting a very high temperature in the max.temperature box (i.e. 40) do you see all the records displayed (22 cities)??</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Updating the temperatures using the sidebar input boxes updates the counts/charts?</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3">
          <table:table-cell table:style-name="ce5" office:value-type="string">
            <text:p>Filter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text:span text:style-name="T1">Filter by Region:</text:span> Does it work and update all the charts?</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text:span text:style-name="T1">Filter by Country:</text:span> Does it work and update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text:span text:style-name="T1">Filter by City:</text:span> Does it work and update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table:table-cell table:number-columns-repeated="1019"/>
        </table:table-row>
        <table:table-row table:style-name="ro3">
          <table:table-cell table:style-name="ce5" office:value-type="string">
            <text:p>Number Display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text:span text:style-name="T1">Cities:</text:span> After filtering the data is the number of matches correct and is the same for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text:span text:style-name="T1">Max. Temp(°C): </text:span>Does the maximum temperature match with the highest value in the column max.Temp(°C) in the table.</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text:span text:style-name="T1">Min. Temp(°C):</text:span> Does the minimum temperature match with the lowest value in the column min.Temp(°C) in the table.</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table:table-cell table:number-columns-repeated="1019"/>
        </table:table-row>
        <table:table-row table:style-name="ro4">
          <table:table-cell office:value-type="string">
            <text:p><text:span text:style-name="T1">Avg. Temp(°C):</text:span> Does the average temperature match with the average temperature from all the cities filter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text:span text:style-name="T1">Max. Precipitation(mm):</text:span> Does the max. precipitation(mm) match with the highest value in the column Precipitation(mm) in the table.</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text:span text:style-name="T1">Min. Precipitation(mm):</text:span> Does the min. precipitation(mm) match with the lowest value in the column Precipitation(mm) in the table.</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Row Chart – precipitation</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If I click on the rows do the rest of the charts get updat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rows do you see the following message “The average precipitation for CITY is XX(mm)”? Being CITY the city for the row selected and XX the value for the precipitatio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Does the x-axis gets updated when the filter changes (elastic property)</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Composite Line Chart – Min. and Max Temperature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lines can you see the following message “CITY:XX(°C)” being CITY the city in the x-axis and XX the value for the max. temperature(red line) or the min. temperature(blue line)</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Pie Chart – Chances of precipitation</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If I click on the arcs do the rest of the charts get updated?</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arcs can you see the following message “Number of cities with XX chance of precipitation: N” (being XX High, Low or Medium and N the number of cities)?</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Are the counts right checking against the row chart? (High&gt;=85, Medium&lt;85 &amp;&amp; &gt;=40, Low&lt;40)</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Composite Scatter Plot Chart – Temp/precipitation – visitor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yellow dots can you see the following message “CITY Average temperature: XX°C V millions visits per year”? XX=Average temperature, V = Number of visitor per year</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green dots can you see the following message “CITY Average precipitation: XX mm V millions visits per year”? XX=Average precipitation, V = Number of visitor per year</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Are the values matching with the data in the table?</text:p>
          </table:table-cell>
          <table:table-cell table:style-name="ce20" office:value-type="string">
            <text:p>Y</text:p>
          </table:table-cell>
          <table:table-cell table:style-name="ce29"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Table</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When clicking other charts does the table get updat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Do the wikipedia links redirect to the right page in a new window?</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Is the table sorted by average temperature (highest at the top)</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5" office:value-type="string">
            <text:p>Reset</text:p>
          </table:table-cell>
          <table:table-cell table:style-name="ce21"/>
          <table:table-cell table:style-name="ce30"/>
          <table:table-cell table:style-name="ce21"/>
          <table:table-cell table:style-name="ce36"/>
          <table:table-cell table:number-columns-repeated="1019"/>
        </table:table-row>
        <table:table-row table:style-name="ro4">
          <table:table-cell office:value-type="string">
            <text:p>After applying some filters do all the charts go back to the original selection when clicking on the Reset butto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5" office:value-type="string">
            <text:p>Footer</text:p>
          </table:table-cell>
          <table:table-cell table:style-name="ce21"/>
          <table:table-cell table:style-name="ce30"/>
          <table:table-cell table:style-name="ce21"/>
          <table:table-cell table:style-name="ce36"/>
          <table:table-cell table:number-columns-repeated="1019"/>
        </table:table-row>
        <table:table-row table:style-name="ro2">
          <table:table-cell office:value-type="string">
            <text:p>Do the redirect links redirect to the right page in a new window?</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Dashboard – Budget Chart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If I enter 91 in the input box can I see all cities (22) in the charts?</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2">
          <table:table-cell office:value-type="string">
            <text:p>Updating the budget using the sidebar input box updates the counts/charts?</text:p>
          </table:table-cell>
          <table:table-cell table:style-name="ce17" office:value-type="string">
            <text:p>Y</text:p>
          </table:table-cell>
          <table:table-cell table:style-name="ce26" office:value-type="string">
            <text:p>Y</text:p>
          </table:table-cell>
          <table:table-cell table:style-name="ce16" office:value-type="string">
            <text:p>Y</text:p>
          </table:table-cell>
          <table:table-cell table:style-name="ce33" office:value-type="string">
            <text:p>Y</text:p>
          </table:table-cell>
          <table:table-cell table:number-columns-repeated="1019"/>
        </table:table-row>
        <table:table-row table:style-name="ro3">
          <table:table-cell table:style-name="ce5" office:value-type="string">
            <text:p>Filter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text:span text:style-name="T1">Filter by Region:</text:span> Does it work and update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text:span text:style-name="T1">Filter by Country:</text:span> Does it work and update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text:span text:style-name="T1">Filter by City:</text:span> Does it work and update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Number Display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text:span text:style-name="T1">Cities:</text:span> After filtering the data is the number of matches correct and is the same for all the chart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9" office:value-type="string">
            <text:p>Hostel: <text:span text:style-name="T4">Does the hostel price matches with the average hostel price in the column Hostel.</text:spa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9" office:value-type="string">
            <text:p>Meals: <text:span text:style-name="T4">Does the meals price matches with the average meals price in the column Meals.</text:spa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9" office:value-type="string">
            <text:p>Drinks: <text:span text:style-name="T4">Does the drinks price matches with the average drinks price in the column Drinks.</text:spa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table:style-name="ce9" office:value-type="string">
            <text:p>Transport: <text:span text:style-name="T4">Does the the transport price matches with the average transport price in the column Transport.</text:spa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table:style-name="ce9" office:value-type="string">
            <text:p>Attractions: <text:span text:style-name="T4">Does the attractions price matches with the average attractions price in the column Attractions.</text:spa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Row Chart – Budget/day</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If I click on the rows do the rest of the charts get updat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rows do you see the following message “Minimum daily budget in CITY: XX€” being CITY the city for the row selected and XX the value for the total budge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Does the x-axis gets updated when the filter changes (elastic property)</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Stacked Bar Chart – Total daily budget</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If I click on the columns do the rest of the charts get updat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When hovering over each colour in the bars do you see a message with the price for each category in each city.</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Do the colours in the categories match with the colours in the number displays for each category?</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Pie Chart – Currency</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If I click on the arcs do the rest of the charts get updat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4">
          <table:table-cell office:value-type="string">
            <text:p>Hovering over the arcs can you see the following message “Number of cities with XX as currency is: N” (being XX the currency and N the number of cities)?</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Composite Scatter Plot Chart – cost of visiting/visitors</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Clicking other charts updates this chart?</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6">
          <table:table-cell office:value-type="string">
            <text:p>Hovering over the dots can you see the following message “In CITY you will need a daily budget of XX and there are N millions visits per year”? XX=Total daily budget, V = Number of visitor per year</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Are the values matching with the data in the table?</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3">
          <table:table-cell table:style-name="ce5" office:value-type="string">
            <text:p>Table</text:p>
          </table:table-cell>
          <table:table-cell table:style-name="ce13"/>
          <table:table-cell table:style-name="ce24"/>
          <table:table-cell table:style-name="ce13"/>
          <table:table-cell table:style-name="ce32"/>
          <table:table-cell table:number-columns-repeated="1019"/>
        </table:table-row>
        <table:table-row table:style-name="ro2">
          <table:table-cell office:value-type="string">
            <text:p>When clicking other charts does the table get updated?</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Do the wikipedia links redirect to the right page in a new window?</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office:value-type="string">
            <text:p>Is the table sorted by Daily budget (Cheapest city at the top)</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5" office:value-type="string">
            <text:p>Reset</text:p>
          </table:table-cell>
          <table:table-cell table:style-name="ce21"/>
          <table:table-cell table:style-name="ce30"/>
          <table:table-cell table:style-name="ce21"/>
          <table:table-cell table:style-name="ce36"/>
          <table:table-cell table:number-columns-repeated="1019"/>
        </table:table-row>
        <table:table-row table:style-name="ro4">
          <table:table-cell office:value-type="string">
            <text:p>After applying some filters do all the charts go back to the original selection when clicking on the Reset button?</text:p>
          </table:table-cell>
          <table:table-cell table:style-name="ce20" office:value-type="string">
            <text:p>Y</text:p>
          </table:table-cell>
          <table:table-cell office:value-type="string">
            <text:p>Y</text:p>
          </table:table-cell>
          <table:table-cell table:style-name="ce20" office:value-type="string">
            <text:p>Y</text:p>
          </table:table-cell>
          <table:table-cell table:style-name="ce34" office:value-type="string">
            <text:p>Y</text:p>
          </table:table-cell>
          <table:table-cell table:number-columns-repeated="1019"/>
        </table:table-row>
        <table:table-row table:style-name="ro2">
          <table:table-cell table:style-name="ce5" office:value-type="string">
            <text:p>Footer</text:p>
          </table:table-cell>
          <table:table-cell table:style-name="ce21"/>
          <table:table-cell table:style-name="ce30"/>
          <table:table-cell table:style-name="ce21"/>
          <table:table-cell table:style-name="ce36"/>
          <table:table-cell table:number-columns-repeated="1019"/>
        </table:table-row>
        <table:table-row table:style-name="ro2">
          <table:table-cell table:style-name="ce11" office:value-type="string">
            <text:p>Do the redirect links redirect to the right page in a new window?</text:p>
          </table:table-cell>
          <table:table-cell table:style-name="ce22" office:value-type="string">
            <text:p>Y</text:p>
          </table:table-cell>
          <table:table-cell table:style-name="ce31" office:value-type="string">
            <text:p>Y</text:p>
          </table:table-cell>
          <table:table-cell table:style-name="ce22" office:value-type="string">
            <text:p>Y</text:p>
          </table:table-cell>
          <table:table-cell table:style-name="ce37" office:value-type="string">
            <text:p>Y</text:p>
          </table:table-cell>
          <table:table-cell table:number-columns-repeated="1019"/>
        </table:table-row>
        <table:table-row table:style-name="ro2" table:number-rows-repeated="1048430">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5">25/04/2019</text:date>, <text:time>00:37: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na sacristan</meta:initial-creator>
    <meta:creation-date>2019-04-24T19:44:22.25</meta:creation-date>
    <dc:date>2019-04-25T00:37:03.46</dc:date>
    <dc:creator>elena sacristan</dc:creator>
    <meta:editing-duration>PT3H50M43S</meta:editing-duration>
    <meta:editing-cycles>107</meta:editing-cycles>
    <meta:generator>OpenOffice/4.1.5$Win32 OpenOffice.org_project/415m1$Build-9789</meta:generator>
    <meta:document-statistic meta:table-count="3" meta:cell-count="549" meta:object-count="0"/>
  </office:meta>
</office:document-meta>
</file>